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FloatConvertor.convertFromString( String value , Locale locale , Convertor . FormatCache formatCach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ormattingFloatConvertor.FormattingFloat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FloatConvertor.setVariant( int varia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tingFloat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Float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FloatConvertor.getDecimalFormat( Locale locale , Convertor . FormatCache formatCach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mattingFloatConvertor.getDecimalFormat(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ormattingFloatConvertor.addFormattingPattern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FloatConvertor.setNonLocalized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FloatConvertor.getDefault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